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0" draw:textarea-horizontal-align="justify" draw:textarea-vertical-align="top" draw:auto-grow-height="false" fo:min-height="8.64cm" fo:min-width="27.15cm"/>
      <style:paragraph-properties style:writing-mode="lr-tb"/>
    </style:style>
    <style:style style:name="gr2" style:family="graphic" style:parent-style-name="standard">
      <style:graphic-properties draw:fill-color="#add8e6" draw:textarea-horizontal-align="justify" draw:textarea-vertical-align="top" draw:auto-grow-height="false" fo:min-height="3.242cm" fo:min-width="26.488cm"/>
      <style:paragraph-properties style:writing-mode="lr-tb"/>
    </style:style>
    <style:style style:name="gr3" style:family="graphic" style:parent-style-name="standard">
      <style:graphic-properties draw:fill-color="#87cefa" draw:textarea-horizontal-align="justify" draw:textarea-vertical-align="middle" draw:auto-grow-height="false" fo:min-height="1.655cm" fo:min-width="4.156cm"/>
      <style:paragraph-properties style:writing-mode="lr-tb"/>
    </style:style>
    <style:style style:name="gr4" style:family="graphic" style:parent-style-name="standard">
      <style:graphic-properties draw:fill-color="#87cefa" draw:textarea-horizontal-align="justify" draw:textarea-vertical-align="middle" draw:auto-grow-height="false" fo:min-height="1.655cm" fo:min-width="4.15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9.543cm" fo:min-width="13.15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7.053cm" fo:min-width="11.882cm"/>
      <style:paragraph-properties style:writing-mode="lr-tb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1.655cm" fo:min-width="4.15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37cm" fo:min-width="27.2cm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1.65cm" fo:min-width="4.144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655cm" fo:min-width="4.15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0"/>
      <style:paragraph-properties fo:text-align="center" style:writing-mode="lr-tb"/>
    </style:style>
    <style:style style:name="P3" style:family="paragraph">
      <loext:graphic-properties draw:fill-color="#add8e6"/>
      <style:paragraph-properties fo:text-align="center" style:writing-mode="lr-tb"/>
    </style:style>
    <style:style style:name="P4" style:family="paragraph">
      <loext:graphic-properties draw:fill-color="#87cefa"/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-color="#ffff00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65cm" svg:height="8.89cm" svg:x="1.05cm" svg:y="1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317cm" svg:y="6.08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317cm" svg:y="2.27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17.51cm" svg:y="3.54cm">
          <text:p text:style-name="P1">Clarifica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271cm" svg:y="3.54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3.222cm" svg:y="3.54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7.985cm" svg:y="3.54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4.656cm" svg:height="1.905cm" svg:x="12.747cm" svg:y="3.54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8.065cm" svg:y="7.35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2.907cm" svg:y="7.35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3.222cm" svg:y="7.35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5cm" svg:y="7.35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9cm" svg:y="7.35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652cm" svg:height="9.793cm" svg:x="1cm" svg:y="10.207cm">
          <text:list text:style-name="L1">
            <text:list-item>
              <text:p text:style-name="P5"><text:span text:style-name="T1">File</text:span></text:p>
              <text:list>
                <text:list-item>
                  <text:p text:style-name="P5"><text:span text:style-name="T1">File that has been uploaded by the user.</text:span></text:p>
                </text:list-item>
              </text:list>
            </text:list-item>
            <text:list-item>
              <text:p text:style-name="P5"><text:span text:style-name="T1">TextOriginal</text:span></text:p>
              <text:list>
                <text:list-item>
                  <text:p text:style-name="P5"><text:span text:style-name="T1">The text pasted or written by the user,</text:span></text:p>
                </text:list-item>
                <text:list-item>
                  <text:p text:style-name="P5"><text:span text:style-name="T1">without any annotation.</text:span></text:p>
                </text:list-item>
              </text:list>
            </text:list-item>
            <text:list-item>
              <text:p text:style-name="P5"><text:span text:style-name="T1">TextAnnotated</text:span></text:p>
              <text:list>
                <text:list-item>
                  <text:p text:style-name="P5"><text:span text:style-name="T1">TextOrignal with annotation.</text:span></text:p>
                </text:list-item>
              </text:list>
            </text:list-item>
            <text:list-item>
              <text:p text:style-name="P5"><text:span text:style-name="T1">Clarification</text:span></text:p>
              <text:list>
                <text:list-item>
                  <text:p text:style-name="P5"><text:span text:style-name="T1">The clarification given to an unclear portion</text:span></text:p>
                </text:list-item>
                <text:list-item>
                  <text:p text:style-name="P5"><text:span text:style-name="T1">of the TextOriginal.</text:span></text:p>
                </text:list-item>
              </text:list>
            </text:list-item>
            <text:list-item>
              <text:p text:style-name="P5"><text:span text:style-name="T1">TextClaim</text:span></text:p>
              <text:list>
                <text:list-item>
                  <text:p text:style-name="P5"><text:span text:style-name="T1">The link between some parts of the OriginalText</text:span></text:p>
                </text:list-item>
                <text:list-item>
                  <text:p text:style-name="P5"><text:span text:style-name="T1">and a claim.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3.652cm" svg:height="9.793cm" svg:x="15.048cm" svg:y="10.207cm">
          <text:list text:style-name="L1">
            <text:list-item>
              <text:p text:style-name="P5"><text:span text:style-name="T1">Document</text:span></text:p>
              <text:list>
                <text:list-item>
                  <text:p text:style-name="P5"><text:span text:style-name="T1">A data file of any kind : text, video, audio, … They are used as</text:span></text:p>
                </text:list-item>
                <text:list-item>
                  <text:p text:style-name="P5"><text:span text:style-name="T1">premises in arguments.</text:span></text:p>
                </text:list-item>
              </text:list>
            </text:list-item>
            <text:list-item>
              <text:p text:style-name="P5"><text:span text:style-name="T1">Claim</text:span></text:p>
              <text:list>
                <text:list-item>
                  <text:p text:style-name="P5"><text:span text:style-name="T1">An assertion of something as a fact. The same claim can be a</text:span></text:p>
                </text:list-item>
                <text:list-item>
                  <text:p text:style-name="P5"><text:span text:style-name="T1">premise or a conclusion within an argument (but not within</text:span></text:p>
                </text:list-item>
                <text:list-item>
                  <text:p text:style-name="P5"><text:span text:style-name="T1">the same argument).</text:span></text:p>
                </text:list-item>
              </text:list>
            </text:list-item>
            <text:list-item>
              <text:p text:style-name="P5"><text:span text:style-name="T1">Argument</text:span></text:p>
              <text:list>
                <text:list-item>
                  <text:p text:style-name="P5"><text:span text:style-name="T1">In the context of this software, an argument is </text:span></text:p>
                </text:list-item>
                <text:list-item>
                  <text:p text:style-name="P5"><text:span text:style-name="T1">a logical connector between documents and claims.</text:span></text:p>
                </text:list-item>
                <text:list-item>
                  <text:p text:style-name="P5"><text:span text:style-name="T1">The documents and some claims are the premises of the</text:span></text:p>
                </text:list-item>
                <text:list-item>
                  <text:p text:style-name="P5"><text:span text:style-name="T1">Argument. Another claim is the conclusion of the argument.</text:span></text:p>
                </text:list-item>
              </text:list>
            </text:list-item>
            <text:list-item>
              <text:p text:style-name="P5"><text:span text:style-name="T1">Judgment</text:span></text:p>
              <text:list>
                <text:list-item>
                  <text:p text:style-name="P5"><text:span text:style-name="T1">A note given to a claim or an argument. The judgments must</text:span></text:p>
                </text:list-item>
                <text:list-item>
                  <text:p text:style-name="P5"><text:span text:style-name="T1">separate the correct arguments and claims from the false ones.</text:span></text:p>
                </text:list-item>
              </text:list>
            </text:list-item>
            <text:list-item>
              <text:p text:style-name="P5"><text:span text:style-name="T1">Comment</text:span></text:p>
              <text:list>
                <text:list-item>
                  <text:p text:style-name="P5"><text:span text:style-name="T1">Comments allow users to have a discussion around something</text:span></text:p>
                </text:list-item>
                <text:list-item>
                  <text:p text:style-name="P5"><text:span text:style-name="T1">(document, argument, claim, judgment, …) in order to improve</text:span></text:p>
                </text:list-item>
                <text:list-item>
                  <text:p text:style-name="P5"><text:span text:style-name="T1">it.</text:span></text:p>
                </text:list-item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1" draw:layer="layout" svg:width="12.382cm" svg:height="7.303cm" svg:x="16.318cm" svg:y="3.54cm">
          <text:p text:style-name="P1">Text pasted or writt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7.65cm" svg:height="8.89cm" svg:x="1cm" svg:y="11.16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6.24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2.43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17.46cm" svg:y="13.7cm">
          <text:p text:style-name="P1">Clarifica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221cm" svg:y="13.7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3.172cm" svg:y="13.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7.935cm" svg:y="13.7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4.656cm" svg:height="1.905cm" svg:x="12.697cm" svg:y="13.7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8.015cm" svg:y="17.51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2.857cm" svg:y="17.51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3.172cm" svg:y="17.5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cm" svg:y="17.51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4cm" svg:y="17.51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20.181cm" svg:y="8.302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draw:layer="layout" svg:width="12.382cm" svg:height="7.303cm" svg:x="1cm" svg:y="3.54cm">
          <text:p text:style-name="P1">PDF importe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4.863cm" svg:y="8.30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7cm" svg:height="1.587cm" svg:x="1cm" svg:y="1cm">
          <text:p text:style-name="P1">File importatio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1" draw:layer="layout" svg:width="12.382cm" svg:height="7.303cm" svg:x="16.318cm" svg:y="3.54cm">
          <text:p text:style-name="P1">List of annotation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7cm" svg:height="1.587cm" svg:x="1cm" svg:y="1cm">
          <text:p text:style-name="P1">Text clarif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7.65cm" svg:height="8.89cm" svg:x="1cm" svg:y="11.16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6.24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2.43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17.46cm" svg:y="13.7cm">
          <text:p text:style-name="P1">Clarif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657cm" svg:height="1.905cm" svg:x="22.221cm" svg:y="13.7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3.172cm" svg:y="13.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7.935cm" svg:y="13.7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6" draw:layer="layout" svg:width="4.656cm" svg:height="1.905cm" svg:x="12.697cm" svg:y="13.7cm">
          <text:p text:style-name="P1">TextAnnota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657cm" svg:height="1.905cm" svg:x="8.015cm" svg:y="17.51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2.857cm" svg:y="17.51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3.172cm" svg:y="17.5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cm" svg:y="17.51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4cm" svg:y="17.51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cm" svg:y="3.54cm">
          <text:p text:style-name="P1">Text pasted or written, annotated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644cm" svg:height="1.9cm" svg:x="4.922cm" svg:y="8.307cm">
          <text:p text:style-name="P1">TextAnnota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644cm" svg:height="1.9cm" svg:x="20.187cm" svg:y="7.985cm">
          <text:p text:style-name="P1">Clarif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4.656cm" svg:height="1.905cm" svg:x="4.916cm" svg:y="6.402cm">
          <text:p text:style-name="P1">Clarificatio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draw:layer="layout" svg:width="27.65cm" svg:height="8.89cm" svg:x="1cm" svg:y="11.16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6.24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2.43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17.46cm" svg:y="13.7cm">
          <text:p text:style-name="P1">Clarification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2.221cm" svg:y="13.7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3.172cm" svg:y="13.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7.935cm" svg:y="13.7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6" draw:layer="layout" svg:width="4.656cm" svg:height="1.905cm" svg:x="12.697cm" svg:y="13.7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8.015cm" svg:y="17.51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2.857cm" svg:y="17.51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3.172cm" svg:y="17.5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cm" svg:y="17.51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4cm" svg:y="17.51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7cm" svg:height="1.587cm" svg:x="1cm" svg:y="1cm">
          <text:p text:style-name="P1">Claim identific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6.318cm" svg:y="3.54cm">
          <text:p text:style-name="P1">List of claims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0.181cm" svg:y="8.302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cm" svg:y="3.54cm">
          <text:p text:style-name="P1">Text pasted or written, annotate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4.863cm" svg:y="8.302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656cm" svg:height="1.905cm" svg:x="4.863cm" svg:y="6.397cm">
          <text:p text:style-name="P1">Clarification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2" draw:layer="layout" svg:width="27.65cm" svg:height="8.89cm" svg:x="1cm" svg:y="11.16cm">
          <text:p text:style-name="P1">Vue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6.24cm">
          <text:p text:style-name="P1">Claim analys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988cm" svg:height="3.492cm" svg:x="1.267cm" svg:y="12.43cm">
          <text:p text:style-name="P1">Text analysi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17.46cm" svg:y="13.7cm">
          <text:p text:style-name="P1">Clarifica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221cm" svg:y="13.7cm">
          <text:p text:style-name="P1">TextClai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3.172cm" svg:y="13.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56cm" svg:height="1.905cm" svg:x="7.935cm" svg:y="13.7cm">
          <text:p text:style-name="P1">TextOrigin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4.656cm" svg:height="1.905cm" svg:x="12.697cm" svg:y="13.7cm">
          <text:p text:style-name="P1">TextAnnotated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8.015cm" svg:y="17.51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12.857cm" svg:y="17.51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3.172cm" svg:y="17.5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17.7cm" svg:y="17.51cm">
          <text:p text:style-name="P1">Judg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57cm" svg:height="1.905cm" svg:x="22.54cm" svg:y="17.51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7cm" svg:height="1.587cm" svg:x="1cm" svg:y="1cm">
          <text:p text:style-name="P1">Claim structur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cm" svg:y="3.54cm">
          <text:p text:style-name="P1">List of claim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382cm" svg:height="7.303cm" svg:x="16.318cm" svg:y="3.54cm">
          <text:p text:style-name="P1">Diagram of claims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4.81cm" svg:y="8.302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0.181cm" svg:y="6.715cm">
          <text:p text:style-name="P1">Claim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0.181cm" svg:y="8.62cm">
          <text:p text:style-name="P1">Argument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57cm" svg:height="1.905cm" svg:x="20.181cm" svg:y="4.81cm">
          <text:p text:style-name="P1">Document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30T19:33:46.723416151</meta:creation-date>
    <dc:date>2021-07-01T10:04:37.902307840</dc:date>
    <meta:editing-duration>PT1H26M55S</meta:editing-duration>
    <meta:editing-cycles>29</meta:editing-cycles>
    <meta:generator>LibreOffice/7.0.5.2$Linux_X86_64 LibreOffice_project/64390860c6cd0aca4beafafcfd84613dd9dfb63a</meta:generator>
    <meta:document-statistic meta:object-count="91"/>
  </office:meta>
</office:document-meta>
</file>